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Liberation Mono', Courier, monospace"/>
    <style:font-face style:name="FreeSans1" svg:font-family="FreeSans" style:font-family-generic="swiss"/>
    <style:font-face style:name="Courier 10 Pitch" svg:font-family="'Courier 10 Pitch'" style:font-adornments="Regular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93ffd" officeooo:paragraph-rsid="00093ffd"/>
    </style:style>
    <style:style style:name="P2" style:family="paragraph" style:parent-style-name="Text_20_body">
      <style:text-properties officeooo:rsid="000a134e" officeooo:paragraph-rsid="000a134e"/>
    </style:style>
    <style:style style:name="P3" style:family="paragraph" style:parent-style-name="Heading_20_2">
      <style:text-properties officeooo:rsid="00093ffd" officeooo:paragraph-rsid="00093ffd"/>
    </style:style>
    <style:style style:name="P4" style:family="paragraph" style:parent-style-name="Heading_20_1">
      <style:text-properties officeooo:rsid="00093ffd" officeooo:paragraph-rsid="00093ffd"/>
    </style:style>
    <style:style style:name="P5" style:family="paragraph" style:parent-style-name="Heading_20_1">
      <style:text-properties officeooo:paragraph-rsid="00093ffd"/>
    </style:style>
    <style:style style:name="P6" style:family="paragraph" style:parent-style-name="code">
      <style:text-properties officeooo:rsid="0009eb39" officeooo:paragraph-rsid="0009eb39"/>
    </style:style>
    <style:style style:name="P7" style:family="paragraph" style:parent-style-name="code">
      <style:text-properties officeooo:rsid="000a134e" officeooo:paragraph-rsid="000a134e"/>
    </style:style>
    <style:style style:name="P8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9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0" style:family="paragraph" style:parent-style-name="comment">
      <style:text-properties officeooo:rsid="00093ffd" officeooo:paragraph-rsid="00093ffd"/>
    </style:style>
    <style:style style:name="P11" style:family="paragraph" style:parent-style-name="comment">
      <style:text-properties officeooo:rsid="000a134e" officeooo:paragraph-rsid="000a134e"/>
    </style:style>
    <style:style style:name="T1" style:family="text">
      <style:text-properties officeooo:rsid="00093ffd"/>
    </style:style>
    <style:style style:name="T2" style:family="text">
      <style:text-properties officeooo:rsid="0009eb39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9"><text:a xlink:type="simple" xlink:href="#__RefHeading__320_1868828051" text:style-name="Index_20_Link" text:visited-style-name="Index_20_Link">1. Environment Setup<text:tab/>1</text:a></text:p>
          <text:p text:style-name="P8"><text:a xlink:type="simple" xlink:href="#__RefHeading__326_1868828051" text:style-name="Index_20_Link" text:visited-style-name="Index_20_Link">1.1 Virtual Environment<text:tab/>1</text:a></text:p>
          <text:p text:style-name="P8"><text:a xlink:type="simple" xlink:href="#__RefHeading__324_1868828051" text:style-name="Index_20_Link" text:visited-style-name="Index_20_Link">1.1 My Test<text:tab/>1</text:a></text:p>
          <text:p text:style-name="P9"><text:a xlink:type="simple" xlink:href="#__RefHeading__322_1868828051" text:style-name="Index_20_Link" text:visited-style-name="Index_20_Link">2. Test TOC<text:tab/>1</text:a></text:p>
        </text:index-body>
      </text:table-of-content>
      <text:h text:style-name="P5" text:outline-level="1"><text:bookmark-start text:name="__RefHeading__320_1868828051"/><text:span text:style-name="T1">1. Environment Setup</text:span><text:bookmark-end text:name="__RefHeading__320_1868828051"/></text:h>
      <text:p text:style-name="P1"/>
      <text:p text:style-name="P10"># Start a Django Project</text:p>
      <text:p text:style-name="code">cd /work</text:p>
      <text:p text:style-name="code">django-admin startproject pinpoint</text:p>
      <text:p text:style-name="P6">cd pinpoint</text:p>
      <text:p text:style-name="P6">python manage.py startapp vendor_calculator</text:p>
      <text:p text:style-name="P6"/>
      <text:p text:style-name="P11"># Setup Postgres</text:p>
      <text:p text:style-name="P7">sudo -u postgres createuser -D -A -P pinpoint</text:p>
      <text:p text:style-name="code">sudo -u postgres createdb -O pinpoint pinpoint</text:p>
      <text:h text:style-name="P3" text:outline-level="2"><text:bookmark-start text:name="__RefHeading__324_1868828051"/>1.1 My Test<text:bookmark-end text:name="__RefHeading__324_1868828051"/></text:h>
      <text:p text:style-name="P2">python manage.py makemigrations vendor_calculator</text:p>
      <text:p text:style-name="P2">python manage.py sqlmigrate vendor_calculator 0001</text:p>
      <text:p text:style-name="P2">python manage.py migrate</text:p>
      <text:h text:style-name="P4" text:outline-level="1"><text:bookmark-start text:name="__RefHeading__322_1868828051"/>2. Test TOC<text:bookmark-end text:name="__RefHeading__322_1868828051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nsolas" svg:font-family="Consolas, 'Liberation Mono', Courier, monospace"/>
    <style:font-face style:name="FreeSans1" svg:font-family="FreeSans" style:font-family-generic="swiss"/>
    <style:font-face style:name="Courier 10 Pitch" svg:font-family="'Courier 10 Pitch'" style:font-adornments="Regular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code" style:family="paragraph" style:parent-style-name="Standard">
      <style:paragraph-properties style:shadow="none"/>
      <style:text-properties fo:color="#0000cc" style:font-name="Courier 10 Pitch" fo:font-family="'Courier 10 Pitch'" style:font-style-name="Regular" style:font-pitch="fixed" fo:font-size="10pt" officeooo:rsid="00093ffd" style:font-size-asian="10.5pt"/>
    </style:style>
    <style:style style:name="comment" style:family="paragraph" style:parent-style-name="code">
      <style:text-properties fo:color="#009900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4T02:42:17.168883095</meta:creation-date>
    <meta:generator>LibreOffice/4.2.8.2$Linux_X86_64 LibreOffice_project/420m0$Build-2</meta:generator>
    <dc:date>2016-06-04T13:35:56.834252692</dc:date>
    <meta:editing-duration>PT10H37M39S</meta:editing-duration>
    <meta:editing-cycles>3</meta:editing-cycles>
    <meta:document-statistic meta:table-count="0" meta:image-count="0" meta:object-count="0" meta:page-count="1" meta:paragraph-count="19" meta:word-count="74" meta:character-count="482" meta:non-whitespace-character-count="427"/>
  </office:meta>
</office:document-meta>
</file>